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2.053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Sábado</text:p>
          </table:table-cell>
          <table:table-cell office:value-type="time" office:time-value="PT23H45M00S">
            <text:p>23:45:00</text:p>
          </table:table-cell>
          <table:table-cell/>
          <table:table-cell office:value-type="date" office:date-value="2020-01-25">
            <text:p>25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Sábado</text:p>
          </table:table-cell>
          <table:table-cell office:value-type="time" office:time-value="PT23H48M00S">
            <text:p>23:48:00</text:p>
          </table:table-cell>
          <table:table-cell/>
          <table:table-cell office:value-type="date" office:date-value="2020-01-25">
            <text:p>25/01/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llar de perlas 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00H01M00S">
            <text:p>00:01:00</text:p>
          </table:table-cell>
          <table:table-cell office:value-type="string">
            <text:p>(0-4 )</text:p>
          </table:table-cell>
          <table:table-cell office:value-type="date" office:date-value="2020-01-26">
            <text:p>26/01/2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0H04M00S">
            <text:p>00:04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7H41M00S">
            <text:p>07:41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7H44M00S">
            <text:p>07:44:00</text:p>
          </table:table-cell>
          <table:table-cell office:value-type="string">
            <text:p>(4-8 )</text:p>
          </table:table-cell>
          <table:table-cell office:value-type="date" office:date-value="2020-01-26">
            <text:p>26/01/2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8H04M00S">
            <text:p>08:0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08H39M00S">
            <text:p>08:39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08H56M00S">
            <text:p>08:56:00</text:p>
          </table:table-cell>
          <table:table-cell office:value-type="string">
            <text:p>(8-12)</text:p>
          </table:table-cell>
          <table:table-cell office:value-type="date" office:date-value="200-01-25">
            <text:p>26/01/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domingo</text:p>
          </table:table-cell>
          <table:table-cell office:value-type="time" office:time-value="PT09H13M00S">
            <text:p>09:13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Mediah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14M00S">
            <text:p>11:14:00</text:p>
          </table:table-cell>
          <table:table-cell table:style-name="Default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48M00S">
            <text:p>11:48:00</text:p>
          </table:table-cell>
          <table:table-cell table:style-name="Default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00M00S">
            <text:p>12:00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12M00S">
            <text:p>12:12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Calpheon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33M00S">
            <text:p>12:33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Vel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Velia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3H08M00S">
            <text:p>13:08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ce8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3:10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13:10:14.97</dc:date>
    <meta:editing-duration>PT6H2M18S</meta:editing-duration>
    <meta:editing-cycles>40</meta:editing-cycles>
    <meta:generator>OpenOffice/4.1.7$Win32 OpenOffice.org_project/417m1$Build-9800</meta:generator>
    <meta:document-statistic meta:table-count="3" meta:cell-count="196" meta:object-count="0"/>
  </office:meta>
</office:document-meta>
</file>